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28.70pt"/>
          <style:tab-stop style:position="-5.4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228.70pt"/>
          <style:tab-stop style:position="-5.4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10.80pt" fo:text-indent="-5.40pt">
        <style:tab-stops>
          <style:tab-stop style:position="450.80pt" style:type="center"/>
        </style:tab-stops>
      </style:paragraph-properties>
    </style:style>
    <style:style style:name="P8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9" style:family="paragraph">
      <style:paragraph-properties fo:line-height="100.00%" fo:text-align="left" fo:margin-left="10.80pt" fo:text-indent="-5.40pt">
        <style:tab-stops>
          <style:tab-stop style:position="450.80pt" style:type="center"/>
        </style:tab-stops>
      </style:paragraph-properties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450.80pt"/>
        </style:tab-stops>
      </style:paragraph-properties>
    </style:style>
    <text:list-style style:name="L11">
      <text:list-level-style-bullet text:level="1" text:bullet-char="•">
        <style:list-level-properties text:space-before="20.2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top="3.00pt">
        <style:tab-stops>
          <style:tab-stop style:position="0.00pt"/>
        </style:tab-stops>
      </style:paragraph-properties>
    </style:style>
    <style:style style:name="P12" style:family="paragraph">
      <style:paragraph-properties fo:line-height="100.00%" fo:text-align="left" fo:margin-left="10.80pt" fo:text-indent="-5.40pt">
        <style:tab-stops>
          <style:tab-stop style:position="450.80pt"/>
        </style:tab-stops>
      </style:paragraph-properties>
    </style:style>
    <style:style style:name="P13" style:family="paragraph">
      <style:paragraph-properties fo:line-height="100.00%" fo:text-align="left" fo:margin-top="12.00pt" fo:margin-bottom="9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top="12.00pt" fo:margin-bottom="9.00pt"/>
    </style:style>
    <style:style style:name="P15" style:family="paragraph">
      <style:paragraph-properties fo:line-height="100.00%" fo:text-align="left" fo:margin-top="12.00pt" fo:margin-bottom="9.00pt"/>
    </style:style>
    <style:style style:name="P16" style:family="paragraph">
      <style:paragraph-properties fo:line-height="100.00%" fo:text-align="left" fo:margin-left="10.80pt" fo:text-indent="-5.40pt">
        <style:tab-stops>
          <style:tab-stop style:position="60.05pt" style:type="center"/>
          <style:tab-stop style:position="52623.60pt" style:leader-style="dotted"/>
          <style:tab-stop style:position="80708.45pt" style:type="center"/>
          <style:tab-stop style:position="-10.80pt"/>
          <style:tab-stop style:position="52.40pt" style:type="center"/>
          <style:tab-stop style:position="52623.60pt" style:leader-style="dotted"/>
        </style:tab-stops>
      </style:paragraph-properties>
    </style:style>
    <style:style style:name="P17" style:family="paragraph">
      <style:paragraph-properties fo:line-height="100.00%" fo:text-align="center" fo:margin-top="3.00pt" fo:margin-bottom="3.00pt">
        <style:tab-stops>
          <style:tab-stop style:position="54.00pt"/>
        </style:tab-stops>
      </style:paragraph-properties>
    </style:style>
    <style:style style:name="P18" style:family="paragraph">
      <style:paragraph-properties fo:line-height="100.00%" fo:text-align="left" fo:margin-left="10.80pt" fo:text-indent="-5.40pt">
        <style:tab-stops>
          <style:tab-stop style:position="60.05pt" style:type="center"/>
          <style:tab-stop style:position="52623.60pt" style:leader-style="dotted"/>
          <style:tab-stop style:position="80708.45pt" style:type="center"/>
          <style:tab-stop style:position="-10.80pt"/>
          <style:tab-stop style:position="52.40pt" style:type="center"/>
          <style:tab-stop style:position="52623.60pt" style:leader-style="dotted"/>
        </style:tab-stops>
      </style:paragraph-properties>
    </style:style>
    <style:style style:name="P19" style:family="paragraph">
      <style:paragraph-properties fo:line-height="100.00%" fo:text-align="left" fo:margin-left="10.80pt" fo:text-indent="-5.40pt">
        <style:tab-stops>
          <style:tab-stop style:position="60.05pt" style:type="center"/>
          <style:tab-stop style:position="52623.60pt" style:leader-style="dotted"/>
          <style:tab-stop style:position="448170.85pt"/>
          <style:tab-stop style:position="838837.20pt"/>
          <style:tab-stop style:position="52.40pt" style:type="center"/>
          <style:tab-stop style:position="52623.60pt" style:leader-style="dotted"/>
        </style:tab-stops>
      </style:paragraph-properties>
    </style:style>
    <style:style style:name="P20" style:family="paragraph">
      <style:paragraph-properties fo:line-height="100.00%" fo:text-align="center">
        <style:tab-stops>
          <style:tab-stop style:position="54.00pt"/>
        </style:tab-stops>
      </style:paragraph-properties>
    </style:style>
    <style:style style:name="P21" style:family="paragraph">
      <style:paragraph-properties fo:line-height="100.00%" fo:text-align="left" fo:margin-left="10.80pt" fo:text-indent="-5.40pt">
        <style:tab-stops>
          <style:tab-stop style:position="60.05pt" style:type="center"/>
          <style:tab-stop style:position="52623.60pt" style:leader-style="dotted"/>
          <style:tab-stop style:position="448170.85pt"/>
          <style:tab-stop style:position="838837.20pt"/>
          <style:tab-stop style:position="52.40pt" style:type="center"/>
          <style:tab-stop style:position="52623.60pt" style:leader-style="dotted"/>
        </style:tab-stops>
      </style:paragraph-properties>
    </style:style>
    <style:style style:name="P22" style:family="paragraph">
      <style:paragraph-properties fo:line-height="100.00%" fo:text-align="center">
        <style:tab-stops>
          <style:tab-stop style:position="54.00pt"/>
        </style:tab-stops>
      </style:paragraph-properties>
    </style:style>
    <style:style style:name="P23" style:family="paragraph">
      <style:paragraph-properties fo:line-height="100.00%" fo:text-align="left" fo:margin-left="10.80pt" fo:text-indent="-5.40pt">
        <style:tab-stops>
          <style:tab-stop style:position="60.05pt" style:type="center"/>
          <style:tab-stop style:position="52623.60pt" style:leader-style="dotted"/>
          <style:tab-stop style:position="448170.85pt"/>
          <style:tab-stop style:position="838837.20pt"/>
          <style:tab-stop style:position="52.40pt" style:type="center"/>
          <style:tab-stop style:position="52623.60pt" style:leader-style="dotted"/>
        </style:tab-stops>
      </style:paragraph-properties>
    </style:style>
    <style:style style:name="P24" style:family="paragraph">
      <style:paragraph-properties fo:line-height="100.00%" fo:text-align="center">
        <style:tab-stops>
          <style:tab-stop style:position="54.00pt"/>
        </style:tab-stops>
      </style:paragraph-properties>
    </style:style>
    <style:style style:name="P25" style:family="paragraph">
      <style:paragraph-properties fo:line-height="100.00%" fo:text-align="left" fo:margin-left="10.80pt" fo:text-indent="-5.40pt">
        <style:tab-stops>
          <style:tab-stop style:position="60.05pt" style:type="center"/>
          <style:tab-stop style:position="52623.60pt" style:leader-style="dotted"/>
          <style:tab-stop style:position="448170.85pt"/>
          <style:tab-stop style:position="838837.20pt"/>
          <style:tab-stop style:position="52.40pt" style:type="center"/>
          <style:tab-stop style:position="52623.60pt" style:leader-style="dotted"/>
        </style:tab-stops>
      </style:paragraph-properties>
    </style:style>
    <style:style style:name="P26" style:family="paragraph">
      <style:paragraph-properties fo:line-height="100.00%" fo:text-align="left" fo:margin-top="12.00pt" fo:margin-bottom="9.00pt"/>
    </style:style>
    <style:style style:name="P27" style:family="paragraph">
      <style:paragraph-properties fo:line-height="100.00%" fo:text-align="left" fo:margin-left="10.80pt" fo:text-indent="-5.40pt">
        <style:tab-stops>
          <style:tab-stop style:position="126.95pt" style:type="center"/>
          <style:tab-stop style:position="52623.60pt" style:leader-style="dotted"/>
        </style:tab-stops>
      </style:paragraph-properties>
    </style:style>
    <style:style style:name="P28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29" style:family="paragraph">
      <style:paragraph-properties fo:line-height="100.00%" fo:text-align="left" fo:margin-left="10.80pt" fo:text-indent="-5.40pt">
        <style:tab-stops>
          <style:tab-stop style:position="126.95pt" style:type="center"/>
          <style:tab-stop style:position="52623.60pt" style:leader-style="dotted"/>
        </style:tab-stops>
      </style:paragraph-properties>
    </style:style>
    <style:style style:name="P30" style:family="paragraph">
      <style:paragraph-properties fo:line-height="100.00%" fo:text-align="left" fo:margin-left="10.80pt" fo:text-indent="-5.40pt">
        <style:tab-stops>
          <style:tab-stop style:position="126.95pt"/>
          <style:tab-stop style:position="52623.60pt" style:leader-style="dotted"/>
        </style:tab-stops>
      </style:paragraph-properties>
    </style:style>
    <style:style style:name="P31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32" style:family="paragraph">
      <style:paragraph-properties fo:line-height="100.00%" fo:text-align="left" fo:margin-left="10.80pt" fo:text-indent="-5.40pt">
        <style:tab-stops>
          <style:tab-stop style:position="126.95pt"/>
          <style:tab-stop style:position="52623.60pt" style:leader-style="dotted"/>
        </style:tab-stops>
      </style:paragraph-properties>
    </style:style>
    <style:style style:name="P33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34" style:family="paragraph">
      <style:paragraph-properties fo:line-height="100.00%" fo:text-align="left" fo:margin-left="10.80pt" fo:text-indent="-5.40pt">
        <style:tab-stops>
          <style:tab-stop style:position="126.95pt"/>
          <style:tab-stop style:position="52623.60pt" style:leader-style="dotted"/>
        </style:tab-stops>
      </style:paragraph-properties>
    </style:style>
    <style:style style:name="P35" style:family="paragraph">
      <style:paragraph-properties fo:line-height="100.00%" fo:text-align="left" fo:margin-top="12.00pt" fo:margin-bottom="9.00pt"/>
    </style:style>
    <style:style style:name="P36" style:family="paragraph">
      <style:paragraph-properties fo:line-height="100.00%" fo:text-align="left" fo:margin-left="10.80pt" fo:text-indent="-5.40pt">
        <style:tab-stops>
          <style:tab-stop style:position="451.30pt"/>
        </style:tab-stops>
      </style:paragraph-properties>
    </style:style>
    <style:style style:name="P37" style:family="paragraph">
      <style:paragraph-properties fo:line-height="100.00%" fo:text-align="left" fo:margin-top="3.00pt" fo:margin-bottom="3.00pt">
        <style:tab-stops>
          <style:tab-stop style:position="17.25pt"/>
          <style:tab-stop style:position="98.35pt" style:type="center"/>
        </style:tab-stops>
      </style:paragraph-properties>
    </style:style>
    <style:style style:name="P38" style:family="paragraph">
      <style:paragraph-properties fo:line-height="100.00%" fo:text-align="left" fo:margin-left="10.80pt" fo:text-indent="-5.40pt">
        <style:tab-stops>
          <style:tab-stop style:position="451.30pt"/>
        </style:tab-stops>
      </style:paragraph-properties>
    </style:style>
    <style:style style:name="P39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40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41" style:family="paragraph">
      <style:paragraph-properties fo:line-height="115.00%" fo:text-align="justify" fo:margin-left="0.65pt" fo:text-indent="0.00pt"/>
    </style:style>
    <style:style style:name="P42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43" style:family="paragraph">
      <style:paragraph-properties fo:line-height="100.00%" fo:text-align="left" fo:margin-left="10.80pt" fo:text-indent="-5.40pt">
        <style:tab-stops>
          <style:tab-stop style:position="451.30pt"/>
        </style:tab-stops>
      </style:paragraph-properties>
    </style:style>
    <style:style style:name="P44" style:family="paragraph">
      <style:paragraph-properties fo:line-height="100.00%" fo:text-align="left" fo:margin-top="3.00pt" fo:margin-bottom="3.00pt">
        <style:tab-stops>
          <style:tab-stop style:position="17.25pt"/>
          <style:tab-stop style:position="98.35pt" style:type="center"/>
        </style:tab-stops>
      </style:paragraph-properties>
    </style:style>
    <style:style style:name="P45" style:family="paragraph">
      <style:paragraph-properties fo:line-height="100.00%" fo:text-align="left" fo:margin-left="10.80pt" fo:text-indent="-5.40pt">
        <style:tab-stops>
          <style:tab-stop style:position="451.30pt"/>
        </style:tab-stops>
      </style:paragraph-properties>
    </style:style>
    <style:style style:name="P46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47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48" style:family="paragraph">
      <style:paragraph-properties fo:line-height="115.00%" fo:text-align="justify" fo:margin-left="0.65pt" fo:text-indent="0.00pt"/>
    </style:style>
    <style:style style:name="P49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50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51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52" style:family="paragraph">
      <style:paragraph-properties fo:line-height="115.00%" fo:text-align="justify" fo:margin-left="0.65pt" fo:text-indent="0.00pt"/>
    </style:style>
    <style:style style:name="P53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54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55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56" style:family="paragraph">
      <style:paragraph-properties fo:line-height="115.00%" fo:text-align="justify" fo:margin-left="0.65pt" fo:text-indent="0.00pt"/>
    </style:style>
    <style:style style:name="P57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58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59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60" style:family="paragraph">
      <style:paragraph-properties fo:line-height="115.00%" fo:text-align="justify" fo:margin-left="0.65pt" fo:text-indent="0.00pt"/>
    </style:style>
    <style:style style:name="P61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62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63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64" style:family="paragraph">
      <style:paragraph-properties fo:line-height="115.00%" fo:text-align="justify" fo:margin-left="0.65pt" fo:text-indent="0.00pt"/>
    </style:style>
    <style:style style:name="P65" style:family="paragraph">
      <style:paragraph-properties fo:line-height="100.00%" fo:text-align="left" fo:margin-left="10.80pt" fo:text-indent="-5.40pt">
        <style:tab-stops>
          <style:tab-stop style:position="65.35pt" style:type="center"/>
          <style:tab-stop style:position="26306.40pt"/>
        </style:tab-stops>
      </style:paragraph-properties>
    </style:style>
    <style:style style:name="P66" style:family="paragraph">
      <style:paragraph-properties fo:line-height="100.00%" fo:text-align="left" fo:margin-top="12.00pt"/>
    </style:style>
    <text:list-style style:name="L6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7" style:family="paragraph">
      <style:paragraph-properties fo:line-height="100.00%" fo:text-align="left" fo:margin-top="3.00pt">
        <style:tab-stops>
          <style:tab-stop style:position="0.00pt"/>
        </style:tab-stops>
      </style:paragraph-properties>
    </style:style>
    <style:style style:name="P68" style:family="paragraph">
      <style:paragraph-properties fo:line-height="100.00%" fo:text-align="left" fo:margin-left="36.00pt" fo:text-indent="0.00pt" fo:margin-top="3.00pt">
        <style:tab-stops>
          <style:tab-stop style:position="0.00pt"/>
        </style:tab-stops>
      </style:paragraph-properties>
    </style:style>
    <style:style style:name="P69" style:family="paragraph">
      <style:paragraph-properties fo:line-height="100.00%" fo:text-align="left" fo:margin-top="3.00pt">
        <style:tab-stops>
          <style:tab-stop style:position="36.00pt"/>
        </style:tab-stops>
      </style:paragraph-properties>
    </style:style>
    <style:style style:name="P70" style:family="paragraph">
      <style:paragraph-properties fo:line-height="100.00%" fo:text-align="left"/>
    </style:style>
    <text:list-style style:name="L7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/>
    </style:style>
    <text:list-style style:name="L7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/>
    </style:style>
    <text:list-style style:name="L7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/>
    </style:style>
    <text:list-style style:name="L7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0.80pt" fo:text-indent="-5.40pt">
        <style:tab-stops>
          <style:tab-stop style:position="450.80pt"/>
        </style:tab-stops>
      </style:paragraph-properties>
    </style:style>
    <style:style style:name="P80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81" style:family="paragraph">
      <style:paragraph-properties fo:line-height="100.00%" fo:text-align="left" fo:margin-left="10.80pt" fo:text-indent="-5.40pt">
        <style:tab-stops>
          <style:tab-stop style:position="450.80pt"/>
        </style:tab-stops>
      </style:paragraph-properties>
    </style:style>
    <style:style style:name="P82" style:family="paragraph">
      <style:paragraph-properties fo:line-height="100.00%" fo:text-align="left" fo:margin-left="10.80pt" fo:text-indent="-5.40pt">
        <style:tab-stops>
          <style:tab-stop style:position="112.00pt"/>
          <style:tab-stop style:position="52623.60pt" style:leader-style="dotted"/>
        </style:tab-stops>
      </style:paragraph-properties>
    </style:style>
    <style:style style:name="P83" style:family="paragraph">
      <style:paragraph-properties fo:line-height="100.00%" fo:text-align="left" fo:margin-bottom="3.00pt">
        <style:tab-stops>
          <style:tab-stop style:position="36.00pt"/>
        </style:tab-stops>
      </style:paragraph-properties>
    </style:style>
    <style:style style:name="P84" style:family="paragraph">
      <style:paragraph-properties fo:line-height="100.00%" fo:text-align="left" fo:margin-top="3.00pt" fo:margin-bottom="3.00pt">
        <style:tab-stops>
          <style:tab-stop style:position="36.00pt"/>
        </style:tab-stops>
      </style:paragraph-properties>
    </style:style>
    <style:style style:name="P85" style:family="paragraph">
      <style:paragraph-properties fo:line-height="100.00%" fo:text-align="left" fo:margin-left="10.80pt" fo:text-indent="-5.40pt">
        <style:tab-stops>
          <style:tab-stop style:position="112.00pt"/>
          <style:tab-stop style:position="52623.60pt" style:leader-style="dotted"/>
        </style:tab-stops>
      </style:paragraph-properties>
    </style:style>
    <style:style style:name="P86" style:family="paragraph">
      <style:paragraph-properties fo:line-height="100.00%" fo:text-align="left" fo:margin-bottom="3.00pt">
        <style:tab-stops>
          <style:tab-stop style:position="36.00pt"/>
        </style:tab-stops>
      </style:paragraph-properties>
    </style:style>
    <style:style style:name="P87" style:family="paragraph">
      <style:paragraph-properties fo:line-height="100.00%" fo:text-align="left" fo:margin-top="3.00pt" fo:margin-bottom="3.00pt">
        <style:tab-stops>
          <style:tab-stop style:position="36.00pt"/>
        </style:tab-stops>
      </style:paragraph-properties>
    </style:style>
    <style:style style:name="P88" style:family="paragraph">
      <style:paragraph-properties fo:line-height="100.00%" fo:text-align="left" fo:margin-left="10.80pt" fo:text-indent="-5.40pt">
        <style:tab-stops>
          <style:tab-stop style:position="112.00pt"/>
          <style:tab-stop style:position="52623.60pt" style:leader-style="dotted"/>
        </style:tab-stops>
      </style:paragraph-properties>
    </style:style>
    <style:style style:name="P89" style:family="paragraph">
      <style:paragraph-properties fo:line-height="100.00%" fo:text-align="left" fo:margin-bottom="3.00pt">
        <style:tab-stops>
          <style:tab-stop style:position="36.00pt"/>
        </style:tab-stops>
      </style:paragraph-properties>
    </style:style>
    <style:style style:name="P90" style:family="paragraph">
      <style:paragraph-properties fo:line-height="100.00%" fo:text-align="left" fo:margin-top="3.00pt" fo:margin-bottom="3.00pt">
        <style:tab-stops>
          <style:tab-stop style:position="36.00pt"/>
        </style:tab-stops>
      </style:paragraph-properties>
    </style:style>
    <style:style style:name="P91" style:family="paragraph">
      <style:paragraph-properties fo:line-height="100.00%" fo:text-align="left" fo:margin-left="10.80pt" fo:text-indent="-5.40pt">
        <style:tab-stops>
          <style:tab-stop style:position="112.00pt"/>
          <style:tab-stop style:position="52623.60pt" style:leader-style="dotted"/>
        </style:tab-stops>
      </style:paragraph-properties>
    </style:style>
    <style:style style:name="P92" style:family="paragraph">
      <style:paragraph-properties fo:line-height="100.00%" fo:text-align="left" fo:margin-bottom="3.00pt">
        <style:tab-stops>
          <style:tab-stop style:position="36.00pt"/>
        </style:tab-stops>
      </style:paragraph-properties>
    </style:style>
    <style:style style:name="P93" style:family="paragraph">
      <style:paragraph-properties fo:line-height="100.00%" fo:text-align="left" fo:margin-top="3.00pt" fo:margin-bottom="3.00pt">
        <style:tab-stops>
          <style:tab-stop style:position="36.00pt"/>
        </style:tab-stops>
      </style:paragraph-properties>
    </style:style>
    <style:style style:name="P94" style:family="paragraph">
      <style:paragraph-properties fo:line-height="100.00%" fo:text-align="left" fo:margin-left="10.80pt" fo:text-indent="-5.40pt">
        <style:tab-stops>
          <style:tab-stop style:position="112.00pt"/>
          <style:tab-stop style:position="52623.60pt" style:leader-style="dotted"/>
        </style:tab-stops>
      </style:paragraph-properties>
    </style:style>
    <style:style style:name="P95" style:family="paragraph">
      <style:paragraph-properties fo:line-height="100.00%" fo:text-align="left" fo:margin-left="10.80pt" fo:text-indent="-5.40pt">
        <style:tab-stops>
          <style:tab-stop style:position="112.00pt"/>
          <style:tab-stop style:position="52623.60pt" style:leader-style="dotted"/>
        </style:tab-stops>
      </style:paragraph-properties>
    </style:style>
    <style:style style:name="P96" style:family="paragraph">
      <style:paragraph-properties fo:line-height="100.00%" fo:text-align="left" fo:margin-bottom="3.00pt">
        <style:tab-stops>
          <style:tab-stop style:position="36.00pt"/>
        </style:tab-stops>
      </style:paragraph-properties>
    </style:style>
    <style:style style:name="P97" style:family="paragraph">
      <style:paragraph-properties fo:line-height="100.00%" fo:text-align="left" fo:margin-top="3.00pt" fo:margin-bottom="3.00pt">
        <style:tab-stops>
          <style:tab-stop style:position="36.00pt"/>
        </style:tab-stops>
      </style:paragraph-properties>
    </style:style>
    <style:style style:name="P98" style:family="paragraph">
      <style:paragraph-properties fo:line-height="100.00%" fo:text-align="left" fo:margin-left="10.80pt" fo:text-indent="-5.40pt">
        <style:tab-stops>
          <style:tab-stop style:position="112.00pt"/>
          <style:tab-stop style:position="52623.60pt" style:leader-style="dotted"/>
        </style:tab-stops>
      </style:paragraph-properties>
    </style:style>
    <style:style style:name="P99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top="3.00pt" fo:margin-bottom="3.00pt">
        <style:tab-stops>
          <style:tab-stop style:position="54.00pt"/>
        </style:tab-stops>
      </style:paragraph-properties>
    </style:style>
    <style:style style:name="TableColumn0100" style:family="table-column">
      <style:table-column-properties style:column-width="3.251389in"/>
    </style:style>
    <style:style style:name="TableColumn0101" style:family="table-column">
      <style:table-column-properties style:column-width="3.248611in"/>
    </style:style>
    <style:style style:name="Table01" style:family="table">
      <style:table-properties style:width="6.500000in" fo:margin-left="0.000000in" style:writing-mode="lr" table:align="left" style:may-break-between-rows="true"/>
    </style:style>
    <style:style style:name="TableRow0100" style:family="table-row">
      <style:table-row-properties style:min-row-height="1.824306in"/>
    </style:style>
    <style:style style:name="TableCell010000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6.411111in"/>
    </style:style>
    <style:style style:name="Table02" style:family="table">
      <style:table-properties style:width="6.4111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b8cce4"/>
    </style:style>
    <style:style style:name="TableRow0201" style:family="table-row">
      <style:table-row-properties/>
    </style:style>
    <style:style style:name="TableCell0201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olumn0300" style:family="table-column">
      <style:table-column-properties style:column-width="0.984028in"/>
    </style:style>
    <style:style style:name="TableColumn0301" style:family="table-column">
      <style:table-column-properties style:column-width="0.877778in"/>
    </style:style>
    <style:style style:name="TableColumn0302" style:family="table-column">
      <style:table-column-properties style:column-width="0.712500in"/>
    </style:style>
    <style:style style:name="TableColumn0303" style:family="table-column">
      <style:table-column-properties style:column-width="1.445833in"/>
    </style:style>
    <style:style style:name="TableColumn0304" style:family="table-column">
      <style:table-column-properties style:column-width="1.383333in"/>
    </style:style>
    <style:style style:name="TableColumn0305" style:family="table-column">
      <style:table-column-properties style:column-width="1.007639in"/>
    </style:style>
    <style:style style:name="Table03" style:family="table">
      <style:table-properties style:width="6.4111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1111in solid #b8cce4" fo:border-left="0.011111in solid #b8cce4" fo:border-right="0.011111in solid #ffffff" fo:border-bottom="0.011111in solid #b8cce4" fo:padding-left="0.075000in" fo:padding-right="0.075000in" fo:vertical-align="center" fo:background-color="#b8cce4"/>
    </style:style>
    <style:style style:name="TableCell030001" style:family="table-cell">
      <style:table-cell-properties fo:border-top="0.011111in solid #b8cce4" fo:border-left="0.011111in solid #ffffff" fo:border-right="0.011111in solid #ffffff" fo:border-bottom="0.011111in solid #b8cce4" fo:padding-left="0.075000in" fo:padding-right="0.075000in" fo:vertical-align="center" fo:background-color="#b8cce4"/>
    </style:style>
    <style:style style:name="TableCell030002" style:family="table-cell">
      <style:table-cell-properties fo:border-top="0.011111in solid #b8cce4" fo:border-left="0.011111in solid #ffffff" fo:border-right="0.011111in solid #ffffff" fo:border-bottom="0.011111in solid #b8cce4" fo:padding-left="0.075000in" fo:padding-right="0.075000in" fo:vertical-align="center" fo:background-color="#b8cce4"/>
    </style:style>
    <style:style style:name="TableCell030003" style:family="table-cell">
      <style:table-cell-properties fo:border-top="0.011111in solid #b8cce4" fo:border-left="0.011111in solid #ffffff" fo:border-right="0.011111in solid #ffffff" fo:border-bottom="0.011111in solid #b8cce4" fo:padding-left="0.075000in" fo:padding-right="0.075000in" fo:vertical-align="center" fo:background-color="#b8cce4"/>
    </style:style>
    <style:style style:name="TableCell030004" style:family="table-cell">
      <style:table-cell-properties fo:border-top="0.011111in solid #b8cce4" fo:border-left="0.011111in solid #ffffff" fo:border-right="0.011111in solid #ffffff" fo:border-bottom="0.011111in solid #b8cce4" fo:padding-left="0.075000in" fo:padding-right="0.075000in" fo:vertical-align="center" fo:background-color="#b8cce4"/>
    </style:style>
    <style:style style:name="TableCell030005" style:family="table-cell">
      <style:table-cell-properties fo:border-top="0.011111in solid #b8cce4" fo:border-left="0.011111in solid #ffffff" fo:border-right="0.011111in solid #b8cce4" fo:border-bottom="0.011111in solid #b8cce4" fo:padding-left="0.075000in" fo:padding-right="0.075000in" fo:vertical-align="center" fo:background-color="#b8cce4"/>
    </style:style>
    <style:style style:name="TableRow0301" style:family="table-row">
      <style:table-row-properties/>
    </style:style>
    <style:style style:name="TableCell0301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1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102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103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104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105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2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202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203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204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205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3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302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303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304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ell030305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center" fo:background-color="#ffffff"/>
    </style:style>
    <style:style style:name="TableColumn0400" style:family="table-column">
      <style:table-column-properties style:column-width="1.913194in"/>
    </style:style>
    <style:style style:name="TableColumn0401" style:family="table-column">
      <style:table-column-properties style:column-width="4.497917in"/>
    </style:style>
    <style:style style:name="Table04" style:family="table">
      <style:table-properties style:width="6.4111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11111in solid #b8cce4" fo:border-left="0.011111in solid #b8cce4" fo:border-right="0.011111in solid #ffffff" fo:border-bottom="0.011111in solid #b8cce4" fo:padding-left="0.075000in" fo:padding-right="0.075000in" fo:vertical-align="center" fo:background-color="#b8cce4"/>
    </style:style>
    <style:style style:name="TableCell040001" style:family="table-cell">
      <style:table-cell-properties fo:border-top="0.011111in solid #b8cce4" fo:border-left="0.011111in solid #ffffff" fo:border-right="0.011111in solid #b8cce4" fo:border-bottom="0.011111in solid #b8cce4" fo:padding-left="0.075000in" fo:padding-right="0.075000in" fo:vertical-align="center" fo:background-color="#b8cce4"/>
    </style:style>
    <style:style style:name="TableRow0401" style:family="table-row">
      <style:table-row-properties/>
    </style:style>
    <style:style style:name="TableCell0401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ell0401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ell0402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olumn0500" style:family="table-column">
      <style:table-column-properties style:column-width="1.057639in"/>
    </style:style>
    <style:style style:name="TableColumn0501" style:family="table-column">
      <style:table-column-properties style:column-width="5.360417in"/>
    </style:style>
    <style:style style:name="Table05" style:family="table">
      <style:table-properties style:width="6.418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b8cce4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e2f3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b8cce4"/>
    </style:style>
    <style:style style:name="TableCell05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503" style:family="table-row">
      <style:table-row-properties/>
    </style:style>
    <style:style style:name="TableCell05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e2f3"/>
    </style:style>
    <style:style style:name="TableCell05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b4c6e7"/>
    </style:style>
    <style:style style:name="TableCell05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b4c6e7"/>
    </style:style>
    <style:style style:name="TableRow0505" style:family="table-row">
      <style:table-row-properties/>
    </style:style>
    <style:style style:name="TableCell05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e2f3"/>
    </style:style>
    <style:style style:name="TableCell05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b8cce4"/>
    </style:style>
    <style:style style:name="TableCell05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b4c6e7"/>
    </style:style>
    <style:style style:name="TableRow0507" style:family="table-row">
      <style:table-row-properties/>
    </style:style>
    <style:style style:name="TableCell05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e2f3"/>
    </style:style>
    <style:style style:name="TableCell05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1.705556in"/>
    </style:style>
    <style:style style:name="TableColumn0601" style:family="table-column">
      <style:table-column-properties style:column-width="4.705556in"/>
    </style:style>
    <style:style style:name="Table06" style:family="table">
      <style:table-properties style:width="6.4111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b8cce4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601" style:family="table-row">
      <style:table-row-properties/>
    </style:style>
    <style:style style:name="TableCell0601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ell0601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ell0602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ell0603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ell0604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Row0605" style:family="table-row">
      <style:table-row-properties style:min-row-height="0.311111in"/>
    </style:style>
    <style:style style:name="TableCell060500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  <style:style style:name="TableCell060501" style:family="table-cell">
      <style:table-cell-properties fo:border-top="0.011111in solid #b8cce4" fo:border-left="0.011111in solid #b8cce4" fo:border-right="0.011111in solid #b8cce4" fo:border-bottom="0.011111in solid #b8cce4" fo:padding-left="0.075000in" fo:padding-right="0.075000in" fo:vertical-align="top" fo:background-color="#ffffff"/>
    </style:style>
  </office:automatic-styles>
  <office:body>
    <office:text>
      <text:p text:style-name="P1"><text:span text:style-name="T1">RESUM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Bibek Kumar Kushwaha</text:span><text:span text:style-name="T4"/></text:p>
            <text:p text:style-name="P3"><text:span text:style-name="T5">Email<text:tab/>:</text:span><text:span text:style-name="T6"><text:s/></text:span><text:a xlink:href="mailto:kumar.bee014@gmail.com"><text:span text:style-name="T8">kumar.bee014@gmail.com</text:span></text:a><text:span text:style-name="T9"><text:s/></text:span></text:p>
            <text:p text:style-name="P3"><text:span text:style-name="T10">Mobile:</text:span><text:span text:style-name="T11"><text:s/>+918892739936</text:span></text:p>
            <text:p text:style-name="P3"><text:span text:style-name="T12">Mobile :<text:s/></text:span><text:span text:style-name="T13">+918277610901</text:span></text:p>
            <text:p text:style-name="P3"><text:span text:style-name="T14"><text:s text:c="18"/></text:span><text:span text:style-name="T15"/></text:p>
          </table:table-cell>
          <table:table-cell table:style-name="TableCell010001">
            <text:p text:style-name="P4"><draw:frame text:anchor-type="as-char" svg:width="46.07mm" svg:height="48.57mm" style:rel-width="scale" style:rel-height="scale"><draw:object-ole xlink:href="OleObj1"/><draw:image xlink:href="ObjectReplacements/OleObj1"/></draw:frame><text:span text:style-name="T15"/></text:p>
          </table:table-cell>
        </table:table-row>
      </table:table>
      <text:p text:style-name="P6"><text:span text:style-name="T16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8"><text:span text:style-name="T18">Career Objective</text:span><text:span text:style-name="T19"/></text:p>
          </table:table-cell>
        </table:table-row>
        <table:table-row table:style-name="TableRow0201">
          <table:table-cell table:style-name="TableCell020100">
            <text:list text:style-name="L11">
              <text:list-item>
                <text:p text:style-name="P11"><text:span text:style-name="T20">To achieve a career in a progressive environment where learning, innovation and creativity are encouraged, where my skills &amp; knowledge can be enhanced to their maximum potential to contribute to the overall success and growth of the organization</text:span><text:span text:style-name="T21"/></text:p>
              </text:list-item>
            </text:list>
          </table:table-cell>
        </table:table-row>
      </table:table>
      <text:p text:style-name="P13"><text:span text:style-name="T22">MYSELF</text:span></text:p>
      <text:list text:style-name="L14">
        <text:list-item>
          <text:p text:style-name="P14"><text:span text:style-name="T23">Positive Attitude</text:span><text:span text:style-name="T24"/></text:p>
        </text:list-item>
        <text:list-item>
          <text:p text:style-name="P14"><text:span text:style-name="T25">Good and Quick Learner</text:span><text:span text:style-name="T26"/></text:p>
        </text:list-item>
        <text:list-item>
          <text:p text:style-name="P14"><text:span text:style-name="T27">Work whole-heartedly</text:span><text:span text:style-name="T28"/></text:p>
        </text:list-item>
        <text:list-item>
          <text:p text:style-name="P14"><text:span text:style-name="T29">Social</text:span><text:span text:style-name="T30"/></text:p>
        </text:list-item>
      </text:list>
      <text:p text:style-name="P15"><text:span text:style-name="T31">EDUCATION</text:span><text:span text:style-name="T32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row table:style-name="TableRow0300">
          <table:table-cell table:style-name="TableCell030000">
            <text:p text:style-name="P17"><text:span text:style-name="T34">Degree</text:span><text:span text:style-name="T35"/></text:p>
          </table:table-cell>
          <table:table-cell table:style-name="TableCell030001">
            <text:p text:style-name="P17"><text:span text:style-name="T36">Branch</text:span><text:span text:style-name="T37"/></text:p>
          </table:table-cell>
          <table:table-cell table:style-name="TableCell030002">
            <text:p text:style-name="P17"><text:span text:style-name="T38">Year of Passing</text:span><text:span text:style-name="T39"/></text:p>
          </table:table-cell>
          <table:table-cell table:style-name="TableCell030003">
            <text:p text:style-name="P17"><text:span text:style-name="T40">College/School</text:span><text:span text:style-name="T41"/></text:p>
          </table:table-cell>
          <table:table-cell table:style-name="TableCell030004">
            <text:p text:style-name="P17"><text:span text:style-name="T42">University/Board</text:span><text:span text:style-name="T43"/></text:p>
          </table:table-cell>
          <table:table-cell table:style-name="TableCell030005">
            <text:p text:style-name="P17"><text:span text:style-name="T44">Percentage</text:span><text:span text:style-name="T45"/></text:p>
          </table:table-cell>
        </table:table-row>
        <table:table-row table:style-name="TableRow0301">
          <table:table-cell table:style-name="TableCell030100">
            <text:p text:style-name="P20"><text:span text:style-name="T46">Bachelor of<text:s text:c="2"/>Computer Application</text:span><text:span text:style-name="T47"/></text:p>
          </table:table-cell>
          <table:table-cell table:style-name="TableCell030101">
            <text:p text:style-name="P20"><text:span text:style-name="T48">Computer Science<text:s/></text:span><text:span text:style-name="T49"/></text:p>
          </table:table-cell>
          <table:table-cell table:style-name="TableCell030102">
            <text:p text:style-name="P20"><text:span text:style-name="T50">2016</text:span><text:span text:style-name="T51"/></text:p>
          </table:table-cell>
          <table:table-cell table:style-name="TableCell030103">
            <text:p text:style-name="P20"><text:span text:style-name="T52">Acharya Institute of Graduate Studies</text:span><text:span text:style-name="T53"/></text:p>
          </table:table-cell>
          <table:table-cell table:style-name="TableCell030104">
            <text:p text:style-name="P20"><text:span text:style-name="T54">Bangalore University</text:span><text:span text:style-name="T55"/></text:p>
          </table:table-cell>
          <table:table-cell table:style-name="TableCell030105">
            <text:p text:style-name="P20"><text:span text:style-name="T56">75%</text:span></text:p>
            <text:p text:style-name="P20"><text:span text:style-name="T56"><text:s text:c="6"/></text:span><text:span text:style-name="T57"/></text:p>
          </table:table-cell>
        </table:table-row>
        <table:table-row table:style-name="TableRow0302">
          <table:table-cell table:style-name="TableCell030200">
            <text:p text:style-name="P22"><text:span text:style-name="T58"><text:s/>XII</text:span><text:span text:style-name="T59"/></text:p>
          </table:table-cell>
          <table:table-cell table:style-name="TableCell030201">
            <text:p text:style-name="P22"><text:span text:style-name="T60">Science</text:span><text:span text:style-name="T61"/></text:p>
          </table:table-cell>
          <table:table-cell table:style-name="TableCell030202">
            <text:p text:style-name="P22"><text:span text:style-name="T62">2012</text:span><text:span text:style-name="T63"/></text:p>
          </table:table-cell>
          <table:table-cell table:style-name="TableCell030203">
            <text:p text:style-name="P22"><text:span text:style-name="T64"><text:s text:c="4"/>MMC, Janakpur, Nepal</text:span><text:span text:style-name="T65"/></text:p>
          </table:table-cell>
          <table:table-cell table:style-name="TableCell030204">
            <text:p text:style-name="P22"><text:span text:style-name="T66">HSEB</text:span><text:span text:style-name="T67"/></text:p>
          </table:table-cell>
          <table:table-cell table:style-name="TableCell030205">
            <text:p text:style-name="P22"><text:span text:style-name="T68">69%</text:span><text:span text:style-name="T69"/></text:p>
          </table:table-cell>
        </table:table-row>
        <table:table-row table:style-name="TableRow0303">
          <table:table-cell table:style-name="TableCell030300">
            <text:p text:style-name="P24"><text:span text:style-name="T70">X</text:span><text:span text:style-name="T71"/></text:p>
          </table:table-cell>
          <table:table-cell table:style-name="TableCell030301">
            <text:p text:style-name="P24"><text:span text:style-name="T72">-</text:span><text:span text:style-name="T73"/></text:p>
          </table:table-cell>
          <table:table-cell table:style-name="TableCell030302">
            <text:p text:style-name="P24"><text:span text:style-name="T74">2010</text:span><text:span text:style-name="T75"/></text:p>
          </table:table-cell>
          <table:table-cell table:style-name="TableCell030303">
            <text:p text:style-name="P24"><text:span text:style-name="T76">Vinayak, Dhalkewar, Nepal</text:span><text:span text:style-name="T77"/></text:p>
          </table:table-cell>
          <table:table-cell table:style-name="TableCell030304">
            <text:p text:style-name="P24"><text:span text:style-name="T78">SLC</text:span><text:span text:style-name="T79"/></text:p>
          </table:table-cell>
          <table:table-cell table:style-name="TableCell030305">
            <text:p text:style-name="P24"><text:span text:style-name="T80">76%</text:span><text:span text:style-name="T81"/></text:p>
          </table:table-cell>
        </table:table-row>
      </table:table>
      <text:p text:style-name="P26"><text:span text:style-name="T82">TECHNICAL SKILL SET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8"><text:span text:style-name="T84">Skills</text:span><text:span text:style-name="T85"/></text:p>
          </table:table-cell>
          <table:table-cell table:style-name="TableCell040001">
            <text:p text:style-name="P28"><text:span text:style-name="T86">Details</text:span><text:span text:style-name="T87"/></text:p>
          </table:table-cell>
        </table:table-row>
        <table:table-row table:style-name="TableRow0401">
          <table:table-cell table:style-name="TableCell040100">
            <text:p text:style-name="P31"><text:span text:style-name="T88">Programming<text:s text:c="2"/>Languages</text:span><text:span text:style-name="T89"/></text:p>
          </table:table-cell>
          <table:table-cell table:style-name="TableCell040101">
            <text:p text:style-name="P31"><text:span text:style-name="T90">C, C++, HTML5, CSS3, JS, PHP, PHP FRAMEWORK (laravel basics), VB6, JAVA (basic knowledge of web), Ethical hacking (basics), SQL.</text:span><text:span text:style-name="T91"/></text:p>
          </table:table-cell>
        </table:table-row>
        <table:table-row table:style-name="TableRow0402">
          <table:table-cell table:style-name="TableCell040200">
            <text:p text:style-name="P33"><text:span text:style-name="T92">Database</text:span><text:span text:style-name="T93"/></text:p>
          </table:table-cell>
          <table:table-cell table:style-name="TableCell040201">
            <text:p text:style-name="P33"><text:span text:style-name="T94">MYSQL, MS-ACCESS</text:span><text:span text:style-name="T95"/></text:p>
          </table:table-cell>
        </table:table-row>
      </table:table>
      <text:p text:style-name="P35"><text:span text:style-name="T96">PROJECT-DETAILS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 table:number-columns-spanned="2">
            <text:p text:style-name="P37"><text:span text:style-name="T98">Project Title<text:s text:c="4"/></text:span><text:span text:style-name="T99">AIRLINES RESERVATION SYSTEM</text:span><text:span text:style-name="T100"/></text:p>
          </table:table-cell>
          <table:covered-table-cell/>
        </table:table-row>
        <table:table-row table:style-name="TableRow0501">
          <table:table-cell table:style-name="TableCell050100">
            <text:p text:style-name="P40"><text:span text:style-name="T101">Project Description</text:span><text:span text:style-name="T102"/></text:p>
          </table:table-cell>
          <table:table-cell table:style-name="TableCell050101">
            <text:p text:style-name="P41"><text:span text:style-name="T103">It’s a prototype where user can search and book Airline tickets. The admin has got all the privileges and can Add, Modify, Delete the Flights.<text:s text:c="4"/></text:span><text:span text:style-name="T104"/></text:p>
          </table:table-cell>
        </table:table-row>
        <table:table-row table:style-name="TableRow0502">
          <table:table-cell table:style-name="TableCell050200" table:number-columns-spanned="2">
            <text:p text:style-name="P44"><text:span text:style-name="T105">Project Title<text:s text:c="4"/></text:span><text:span text:style-name="T106">COLLEGE MANAGEMENT SYSTEM</text:span><text:span text:style-name="T107"/></text:p>
          </table:table-cell>
          <table:covered-table-cell/>
        </table:table-row>
        <table:table-row table:style-name="TableRow0503">
          <table:table-cell table:style-name="TableCell050300">
            <text:p text:style-name="P47"><text:span text:style-name="T108">Project Description</text:span><text:span text:style-name="T109"/></text:p>
          </table:table-cell>
          <table:table-cell table:style-name="TableCell050301">
            <text:p text:style-name="P48"><text:span text:style-name="T110">It's a prototype where users can search attendance and results and admin can add results and attendance from admin panel.</text:span><text:span text:style-name="T111"/></text:p>
          </table:table-cell>
        </table:table-row>
        <table:table-row table:style-name="TableRow0504">
          <table:table-cell table:style-name="TableCell050400">
            <text:p text:style-name="P51"><text:span text:style-name="T112">Project Title</text:span><text:span text:style-name="T113"/></text:p>
          </table:table-cell>
          <table:table-cell table:style-name="TableCell050401">
            <text:p text:style-name="P52"><text:span text:style-name="T114">JOB PORTAL</text:span><text:span text:style-name="T115"/></text:p>
          </table:table-cell>
        </table:table-row>
        <table:table-row table:style-name="TableRow0505">
          <table:table-cell table:style-name="TableCell050500">
            <text:p text:style-name="P55"><text:span text:style-name="T116">Project Description</text:span><text:span text:style-name="T117"/></text:p>
          </table:table-cell>
          <table:table-cell table:style-name="TableCell050501">
            <text:p text:style-name="P56"><text:span text:style-name="T118">It’s a prototype where a job seeker can search and apply for job, companies or recruiters can post jobs and call candidates for interview and admin have control over job seekers and employers account.</text:span><text:span text:style-name="T119"/></text:p>
          </table:table-cell>
        </table:table-row>
        <table:table-row table:style-name="TableRow0506">
          <table:table-cell table:style-name="TableCell050600">
            <text:p text:style-name="P59"><text:span text:style-name="T120">Project Title</text:span><text:span text:style-name="T121"/></text:p>
          </table:table-cell>
          <table:table-cell table:style-name="TableCell050601">
            <text:p text:style-name="P60"><text:span text:style-name="T122">SOCIAL NETWORKING SITE</text:span><text:span text:style-name="T123"/></text:p>
          </table:table-cell>
        </table:table-row>
        <table:table-row table:style-name="TableRow0507">
          <table:table-cell table:style-name="TableCell050700">
            <text:p text:style-name="P63"><text:span text:style-name="T124">Project Description</text:span><text:span text:style-name="T125"/></text:p>
          </table:table-cell>
          <table:table-cell table:style-name="TableCell050701">
            <text:p text:style-name="P64"><text:span text:style-name="T126">It’s a prototype where logged in user can update new posts, manage their profile, add friends and can chat personally. It also has notification module,<text:s/></text:span><text:span text:style-name="T127"/></text:p>
          </table:table-cell>
        </table:table-row>
      </table:table>
      <text:p text:style-name="P66"><text:span text:style-name="T128">AREA OF INTEREST</text:span></text:p>
      <text:list text:style-name="L67">
        <text:list-item>
          <text:p text:style-name="P67"><text:span text:style-name="T129">Coding</text:span></text:p>
        </text:list-item>
        <text:list-item>
          <text:p text:style-name="P67"><text:span text:style-name="T129">Internet Surfing</text:span></text:p>
        </text:list-item>
        <text:list-item>
          <text:p text:style-name="P67"><text:span text:style-name="T129">Web Development</text:span></text:p>
        </text:list-item>
        <text:list-item>
          <text:p text:style-name="P67"><text:span text:style-name="T129">Science Fiction</text:span></text:p>
        </text:list-item>
      </text:list>
      <text:p text:style-name="P68"><text:span text:style-name="T129"/></text:p>
      <text:p text:style-name="P69"><text:span text:style-name="T130">ACHIEVEMENTS</text:span><text:span text:style-name="T131"/></text:p>
      <text:p text:style-name="P70"><text:span text:style-name="T132"><text:s text:c="6"/></text:span><text:span text:style-name="T133">⦁</text:span><text:span text:style-name="T134"><text:tab/></text:span><text:span text:style-name="T135">Indian embassy scholar<text:s/></text:span><text:span text:style-name="T136">for studying Bachelor in Computer Application funded by<text:s text:c="3"/><text:tab/>ICCR <text:tab/>(Indian Council for Cultural Relations).</text:span></text:p>
      <text:p text:style-name="P70"><text:span text:style-name="T137"><text:s text:c="6"/></text:span><text:span text:style-name="T138">⦁</text:span><text:span text:style-name="T139"><text:tab/>Winner of various inter-school quiz and intra-school essay competitions.</text:span></text:p>
      <text:p text:style-name="P70"><text:span text:style-name="T140"><text:s text:c="6"/></text:span><text:span text:style-name="T141">⦁</text:span><text:span text:style-name="T142"><text:tab/>Winner of intra-college long jump competition.</text:span></text:p>
      <text:p text:style-name="P70"><text:span text:style-name="T143"><text:s text:c="6"/></text:span><text:span text:style-name="T144">⦁</text:span><text:span text:style-name="T145"><text:tab/>Participated in various intra-college Coding and Debugging events in Bangalore.</text:span></text:p>
      <text:p text:style-name="P70"><text:span text:style-name="T146"/></text:p>
      <text:p text:style-name="P70"><text:span text:style-name="T147">VOLUNTEER EXPERIENCE</text:span><text:span text:style-name="T148"/></text:p>
      <text:list text:style-name="L71">
        <text:list-item>
          <text:p text:style-name="P71"><text:span text:style-name="T148">Volunteered as an event guide for various women rehabilitation, child right and community development events organized by WOREC NEPAL.</text:span></text:p>
        </text:list-item>
        <text:list-item>
          <text:p text:style-name="P71"><text:span text:style-name="T148">Volunteered as a guide for plantation organized by school (Shree Laxmi Sec. School).</text:span></text:p>
        </text:list-item>
      </text:list>
      <text:p text:style-name="P72"><text:span text:style-name="T148"/></text:p>
      <text:p text:style-name="P72"><text:span text:style-name="T149">SKILLS (Technical/Non-technical)</text:span><text:span text:style-name="T150"/></text:p>
      <text:list text:style-name="L73">
        <text:list-item>
          <text:p text:style-name="P73"><text:span text:style-name="T150">Knowledge of web based application.</text:span></text:p>
        </text:list-item>
        <text:list-item>
          <text:p text:style-name="P73"><text:span text:style-name="T150">Understand easily about the technologies used for the development process.</text:span></text:p>
        </text:list-item>
        <text:list-item>
          <text:p text:style-name="P73"><text:span text:style-name="T150">Basic idea about game development and programming methodology.</text:span></text:p>
        </text:list-item>
        <text:list-item>
          <text:p text:style-name="P73"><text:span text:style-name="T150">Ability to coordinate the team.</text:span></text:p>
        </text:list-item>
      </text:list>
      <text:p text:style-name="P74"><text:span text:style-name="T150"/></text:p>
      <text:p text:style-name="P74"><text:span text:style-name="T151"/></text:p>
      <text:p text:style-name="P74"><text:span text:style-name="T151"/></text:p>
      <text:p text:style-name="P74"><text:span text:style-name="T151">ORGANIZER EXPERIENCE</text:span><text:span text:style-name="T152"/></text:p>
      <text:list text:style-name="L75">
        <text:list-item>
          <text:p text:style-name="P75"><text:span text:style-name="T152">Organized "</text:span><text:span text:style-name="T153">Coding and Debugging" event in national level fest<text:s/></text:span><text:span text:style-name="T154">in INDIA (Bangalore) and<text:s/></text:span><text:span text:style-name="T155">developed desktop based application<text:s/></text:span><text:span text:style-name="T156">for the quantitative aptitude round.</text:span></text:p>
        </text:list-item>
      </text:list>
      <text:p text:style-name="P76"><text:span text:style-name="T156"/></text:p>
      <text:p text:style-name="P76"><text:span text:style-name="T157">CERTIFICATION COURSES</text:span></text:p>
      <text:list text:style-name="L77">
        <text:list-item>
          <text:p text:style-name="P77"><text:span text:style-name="T157">C, C++<text:s/></text:span><text:span text:style-name="T158">training course during college<text:s text:c="2"/>for 2 months</text:span></text:p>
        </text:list-item>
        <text:list-item>
          <text:p text:style-name="P77"><text:span text:style-name="T158">PHP (</text:span><text:span text:style-name="T159">OOPS, Laravel framework</text:span><text:span text:style-name="T160">) for 1 month</text:span></text:p>
        </text:list-item>
        <text:list-item>
          <text:p text:style-name="P77"><text:span text:style-name="T160">Web based java application development.</text:span></text:p>
        </text:list-item>
      </text:list>
      <text:p text:style-name="P78"><text:span text:style-name="T160"/></text:p>
      <text:p text:style-name="P78"><text:span text:style-name="T160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 table:number-columns-spanned="2">
            <text:p text:style-name="P80"><text:span text:style-name="T162">Personal Information</text:span><text:span text:style-name="T163"/></text:p>
          </table:table-cell>
          <table:covered-table-cell/>
        </table:table-row>
        <table:table-row table:style-name="TableRow0601">
          <table:table-cell table:style-name="TableCell060100">
            <text:p text:style-name="P83"><text:span text:style-name="T164"><text:s text:c="2"/>Full Name</text:span><text:span text:style-name="T165"/></text:p>
          </table:table-cell>
          <table:table-cell table:style-name="TableCell060101">
            <text:p text:style-name="P84"><text:span text:style-name="T166"><text:s text:c="2"/>Bibek Kumar Kushwaha</text:span><text:span text:style-name="T167"/></text:p>
          </table:table-cell>
        </table:table-row>
        <table:table-row table:style-name="TableRow0602">
          <table:table-cell table:style-name="TableCell060200">
            <text:p text:style-name="P86"><text:span text:style-name="T168"><text:s text:c="2"/>Date of Birth</text:span><text:span text:style-name="T169"/></text:p>
          </table:table-cell>
          <table:table-cell table:style-name="TableCell060201">
            <text:p text:style-name="P87"><text:span text:style-name="T170"><text:s text:c="2"/>23-May-1993</text:span><text:span text:style-name="T171"/></text:p>
          </table:table-cell>
        </table:table-row>
        <table:table-row table:style-name="TableRow0603">
          <table:table-cell table:style-name="TableCell060300">
            <text:p text:style-name="P89"><text:span text:style-name="T172"><text:s text:c="2"/>Permanent Address</text:span><text:span text:style-name="T173"/></text:p>
          </table:table-cell>
          <table:table-cell table:style-name="TableCell060301">
            <text:p text:style-name="P90"><text:span text:style-name="T174"><text:s text:c="2"/>Bengadawar-01, Dhanusha, Janakpur, Nepal</text:span><text:span text:style-name="T175"/></text:p>
          </table:table-cell>
        </table:table-row>
        <table:table-row table:style-name="TableRow0604">
          <table:table-cell table:style-name="TableCell060400">
            <text:p text:style-name="P92"><text:span text:style-name="T176"><text:s text:c="2"/>Present Address</text:span><text:span text:style-name="T177"/></text:p>
          </table:table-cell>
          <table:table-cell table:style-name="TableCell060401">
            <text:p text:style-name="P93"><text:span text:style-name="T178"><text:s text:c="2"/>#06, RNS Enclave, 8</text:span><text:span text:style-name="T179">th</text:span><text:span text:style-name="T180"><text:s/>Cross, Hanumanthe Gowda Mian Road,</text:span></text:p>
            <text:p text:style-name="P93"><text:span text:style-name="T180"><text:s text:c="2"/>Near Sapthagiri Engg. College, Bengaluru - 560057</text:span><text:span text:style-name="T181"/></text:p>
          </table:table-cell>
        </table:table-row>
        <table:table-row table:style-name="TableRow0605">
          <table:table-cell table:style-name="TableCell060500">
            <text:p text:style-name="P96"><text:span text:style-name="T182"><text:s text:c="2"/>Languages Known</text:span><text:span text:style-name="T183"/></text:p>
          </table:table-cell>
          <table:table-cell table:style-name="TableCell060501">
            <text:p text:style-name="P97"><text:span text:style-name="T184"><text:s text:c="2"/>English, Hindi, Nepali, Maithili</text:span><text:span text:style-name="T185"/></text:p>
          </table:table-cell>
        </table:table-row>
      </table:table>
      <text:p text:style-name="P99"><text:span text:style-name="T186"/></text:p>
      <text:p text:style-name="P99"><text:span text:style-name="T186"/></text:p>
      <text:p text:style-name="P99"><text:span text:style-name="T186"/></text:p>
      <text:p text:style-name="P100"><text:span text:style-name="T187">I hereby state that every details and records provided above are true and genuine to my best of knowhow. I shall be personally responsible if found overstated.</text:span><text:span text:style-name="T188"/></text:p>
      <text:p text:style-name="P101"><text:span text:style-name="T189"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